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non_box_dimension_2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_2.E2:Henon_box_dimension_2.E12 Henon_box_dimension_2.F2:Henon_box_dimension_2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_2.E15:Henon_box_dimension_2.E19 Henon_box_dimension_2.F15:Henon_box_dimension_2.F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01mm" svg:height="59.76mm" svg:x="188.01mm" svg:y="132.81mm">
            <loext:p draw:notify-on-update-of-ranges="Henon_box_dimension_2.E22:Henon_box_dimension_2.E37 Henon_box_dimension_2.F22:Henon_box_dimension_2.F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01mm" svg:height="59.76mm" svg:x="82.92mm" svg:y="170mm">
            <loext:p draw:notify-on-update-of-ranges="Henon_box_dimension_2.E25:Henon_box_dimension_2.E29 Henon_box_dimension_2.F25:Henon_box_dimension_2.F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([.F23]-[.F22])/([.E23]-[.E22])" office:value-type="float" office:value="1.39854937649027" calcext:value-type="float">
            <text:p>1,398549376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([.F24]-[.F23])/([.E24]-[.E23])" office:value-type="float" office:value="1.31194400631474" calcext:value-type="float">
            <text:p>1,3119440063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192809488736" calcext:value-type="float">
            <text:p>7,3219280949</text:p>
          </table:table-cell>
          <table:table-cell table:formula="of:=([.F25]-[.F24])/([.E25]-[.E24])" office:value-type="float" office:value="1.15200309344505" calcext:value-type="float">
            <text:p>1,152003093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9245703726808" calcext:value-type="float">
            <text:p>8,5924570373</text:p>
          </table:table-cell>
          <table:table-cell table:formula="of:=([.F26]-[.F25])/([.E26]-[.E25])" office:value-type="float" office:value="1.27052894238072" calcext:value-type="float">
            <text:p>1,270528942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81538329581354" calcext:value-type="float">
            <text:p>9,8153832958</text:p>
          </table:table-cell>
          <table:table-cell table:formula="of:=([.F27]-[.F26])/([.E27]-[.E26])" office:value-type="float" office:value="1.22292625854546" calcext:value-type="float">
            <text:p>1,2229262585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115" calcext:value-type="float">
            <text:p>2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464419480073" calcext:value-type="float">
            <text:p>11,046441948</text:p>
          </table:table-cell>
          <table:table-cell table:formula="of:=([.F28]-[.F27])/([.E28]-[.E27])" office:value-type="float" office:value="1.23105865219376" calcext:value-type="float">
            <text:p>1,2310586522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.2237000759863" calcext:value-type="float">
            <text:p>12,223700076</text:p>
          </table:table-cell>
          <table:table-cell table:formula="of:=([.F29]-[.F28])/([.E29]-[.E28])" office:value-type="float" office:value="1.177258127979" calcext:value-type="float">
            <text:p>1,177258128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11019" calcext:value-type="float">
            <text:p>110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4277056814528" calcext:value-type="float">
            <text:p>13,4277056815</text:p>
          </table:table-cell>
          <table:table-cell table:formula="of:=([.F30]-[.F29])/([.E30]-[.E29])" office:value-type="float" office:value="1.2040056054665" calcext:value-type="float">
            <text:p>1,2040056055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23667" calcext:value-type="float">
            <text:p>2366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530589222951" calcext:value-type="float">
            <text:p>14,530589223</text:p>
          </table:table-cell>
          <table:table-cell table:formula="of:=([.F31]-[.F30])/([.E31]-[.E30])" office:value-type="float" office:value="1.1028835414982" calcext:value-type="float">
            <text:p>1,1028835415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.4065372016581" calcext:value-type="float">
            <text:p>15,4065372017</text:p>
          </table:table-cell>
          <table:table-cell table:formula="of:=([.F32]-[.F31])/([.E32]-[.E31])" office:value-type="float" office:value="0.875947978707099" calcext:value-type="float">
            <text:p>0,8759479787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64583" calcext:value-type="float">
            <text:p>6458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.9788668379154" calcext:value-type="float">
            <text:p>15,9788668379</text:p>
          </table:table-cell>
          <table:table-cell table:formula="of:=([.F33]-[.F32])/([.E33]-[.E32])" office:value-type="float" office:value="0.572329636257299" calcext:value-type="float">
            <text:p>0,5723296363</text:p>
          </table:table-cell>
          <table:table-cell table:number-columns-repeated="1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80623" calcext:value-type="float">
            <text:p>806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.2989038467449" calcext:value-type="float">
            <text:p>16,2989038467</text:p>
          </table:table-cell>
          <table:table-cell table:formula="of:=([.F34]-[.F33])/([.E34]-[.E33])" office:value-type="float" office:value="0.3200370088295" calcext:value-type="float">
            <text:p>0,3200370088</text:p>
          </table:table-cell>
          <table:table-cell table:number-columns-repeated="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90533" calcext:value-type="float">
            <text:p>905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.4661561414511" calcext:value-type="float">
            <text:p>16,4661561415</text:p>
          </table:table-cell>
          <table:table-cell table:formula="of:=([.F35]-[.F34])/([.E35]-[.E34])" office:value-type="float" office:value="0.167252294706202" calcext:value-type="float">
            <text:p>0,1672522947</text:p>
          </table:table-cell>
          <table:table-cell table:number-columns-repeated="15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95682" calcext:value-type="float">
            <text:p>9568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.5459599254392" calcext:value-type="float">
            <text:p>16,5459599254</text:p>
          </table:table-cell>
          <table:table-cell table:formula="of:=([.F36]-[.F35])/([.E36]-[.E35])" office:value-type="float" office:value="0.0798037839880976" calcext:value-type="float">
            <text:p>0,079803784</text:p>
          </table:table-cell>
          <table:table-cell table:number-columns-repeated="15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98050" calcext:value-type="float">
            <text:p>980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.5812300099669" calcext:value-type="float">
            <text:p>16,58123001</text:p>
          </table:table-cell>
          <table:table-cell table:formula="of:=([.F37]-[.F36])/([.E37]-[.E36])" office:value-type="float" office:value="0.0352700845277027" calcext:value-type="float">
            <text:p>0,0352700845</text:p>
          </table:table-cell>
          <table:table-cell table:number-columns-repeated="15"/>
        </table:table-row>
      </table:table>
      <table:table table:name="Henon_box_dimension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.E2:Henon_box_dimension.E12 Henon_box_dimension.F2:Henon_box_dimension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.E15:Henon_box_dimension.E19 Henon_box_dimension.F15:Henon_box_dimension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mm" svg:height="59.76mm" svg:x="188.01mm" svg:y="132.81mm">
            <loext:p draw:notify-on-update-of-ranges="Henon_box_dimension.E22:Henon_box_dimension.E37 Henon_box_dimension.F22:Henon_box_dimension.F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1mm" svg:height="59.76mm" svg:x="82.92mm" svg:y="170mm">
            <loext:p draw:notify-on-update-of-ranges="Henon_box_dimension.E25:Henon_box_dimension.E29 Henon_box_dimension.F25:Henon_box_dimension.F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formula="of:=[.F22]/[.E2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[.F23]/[.E23]" office:value-type="float" office:value="4.85798099512757" calcext:value-type="float">
            <text:p>4,857980995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[.F24]/[.E24]" office:value-type="float" office:value="3.08496250072116" calcext:value-type="float">
            <text:p>3,084962500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28540221886225" calcext:value-type="float">
            <text:p>7,2854022189</text:p>
          </table:table-cell>
          <table:table-cell table:formula="of:=[.F25]/[.E25]" office:value-type="float" office:value="2.42846740628742" calcext:value-type="float">
            <text:p>2,428467406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4689445988764" calcext:value-type="float">
            <text:p>8,5468944599</text:p>
          </table:table-cell>
          <table:table-cell table:formula="of:=[.F26]/[.E26]" office:value-type="float" office:value="2.13672361497191" calcext:value-type="float">
            <text:p>2,13672361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2451385311995" calcext:value-type="float">
            <text:p>9,7245138531</text:p>
          </table:table-cell>
          <table:table-cell table:formula="of:=[.F27]/[.E27]" office:value-type="float" office:value="1.94490277062399" calcext:value-type="float">
            <text:p>1,944902770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01868376458" calcext:value-type="float">
            <text:p>10,8501868376</text:p>
          </table:table-cell>
          <table:table-cell table:formula="of:=[.F28]/[.E28]" office:value-type="float" office:value="1.80836447294097" calcext:value-type="float">
            <text:p>1,8083644729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3545" calcext:value-type="float">
            <text:p>35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915699121269" calcext:value-type="float">
            <text:p>11,7915699121</text:p>
          </table:table-cell>
          <table:table-cell table:formula="of:=[.F29]/[.E29]" office:value-type="float" office:value="1.6845099874467" calcext:value-type="float">
            <text:p>1,684509987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.4880911775335" calcext:value-type="float">
            <text:p>12,4880911775</text:p>
          </table:table-cell>
          <table:table-cell table:formula="of:=[.F30]/[.E30]" office:value-type="float" office:value="1.56101139719169" calcext:value-type="float">
            <text:p>1,5610113972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7582" calcext:value-type="float">
            <text:p>75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8883627411706" calcext:value-type="float">
            <text:p>12,8883627412</text:p>
          </table:table-cell>
          <table:table-cell table:formula="of:=[.F31]/[.E31]" office:value-type="float" office:value="1.43204030457451" calcext:value-type="float">
            <text:p>1,432040304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8777" calcext:value-type="float">
            <text:p>87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0995121919952" calcext:value-type="float">
            <text:p>13,099512192</text:p>
          </table:table-cell>
          <table:table-cell table:formula="of:=[.F32]/[.E32]" office:value-type="float" office:value="1.30995121919952" calcext:value-type="float">
            <text:p>1,3099512192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9445" calcext:value-type="float">
            <text:p>944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.2053350812757" calcext:value-type="float">
            <text:p>13,205335081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9760" calcext:value-type="float">
            <text:p>97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.2526654324503" calcext:value-type="float">
            <text:p>13,2526654325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9891" calcext:value-type="float">
            <text:p>989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2719006723915" calcext:value-type="float">
            <text:p>13,2719006724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9947" calcext:value-type="float">
            <text:p>99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2800457613004" calcext:value-type="float">
            <text:p>13,2800457613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9968" calcext:value-type="float">
            <text:p>996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.283088353024" calcext:value-type="float">
            <text:p>13,28308835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6:12:40.501004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17:59:21.439692709</dc:date>
    <meta:editing-duration>PT4H12M41S</meta:editing-duration>
    <meta:editing-cycles>9</meta:editing-cycles>
    <meta:generator>LibreOffice/5.1.6.2$Linux_X86_64 LibreOffice_project/10m0$Build-2</meta:generator>
    <meta:document-statistic meta:table-count="2" meta:cell-count="40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.E2:Henon_box_dimension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:Henon_box_dimension.F12" chart:class="chart:scatter">
            <chart:domain table:cell-range-address="Henon_box_dimension.E2:Henon_box_dimension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.E2:Henon_box_dimension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.F2:Henon_box_dimension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5:Henon_box_dimension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.F15:Henon_box_dimension.F19" chart:class="chart:scatter">
            <chart:domain table:cell-range-address="Henon_box_dimension.E15:Henon_box_dimension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15:Henon_box_dimension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.F15:Henon_box_dimension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2:Henon_box_dimension.F37" svg:x="0.202cm" svg:y="0.119cm" svg:width="5.469cm" svg:height="5.739cm">
          <chartooo:coordinate-region svg:x="0.638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2:Henon_box_dimension.F37" chart:class="chart:scatter">
            <chart:domain table:cell-range-address="Henon_box_dimension.E22:Henon_box_dimension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.E22:Henon_box_dimension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.F22:Henon_box_dimension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880911775335">
                <text:p>12.4880911775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8883627411706">
                <text:p>12.8883627411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.0995121919952">
                <text:p>13.0995121919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.2053350812757">
                <text:p>13.2053350812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.2526654324503">
                <text:p>13.2526654324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2719006723915">
                <text:p>13.2719006723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.2800457613004">
                <text:p>13.2800457613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.283088353024">
                <text:p>13.283088353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5:Henon_box_dimension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5:Henon_box_dimension.F29" chart:class="chart:scatter">
            <chart:domain table:cell-range-address="Henon_box_dimension.E25:Henon_box_dimension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25:Henon_box_dimension.E29</svg:desc>
                </draw:g>
              </table:table-cell>
              <table:table-cell office:value-type="float" office:value="7.28540221886225">
                <text:p>7.28540221886225</text:p>
                <draw:g>
                  <svg:desc>Henon_box_dimension.F25:Henon_box_dimension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_2.E2:Henon_box_dimension_2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:Henon_box_dimension_2.F12" chart:class="chart:scatter">
            <chart:domain table:cell-range-address="Henon_box_dimension_2.E2:Henon_box_dimension_2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_2.E2:Henon_box_dimension_2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_2.F2:Henon_box_dimension_2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15:Henon_box_dimension_2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_2.F15:Henon_box_dimension_2.F19" chart:class="chart:scatter">
            <chart:domain table:cell-range-address="Henon_box_dimension_2.E15:Henon_box_dimension_2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15:Henon_box_dimension_2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_2.F15:Henon_box_dimension_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2:Henon_box_dimension_2.F37" svg:x="0.202cm" svg:y="0.119cm" svg:width="5.469cm" svg:height="5.739cm">
          <chartooo:coordinate-region svg:x="0.638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2:Henon_box_dimension_2.F37" chart:class="chart:scatter">
            <chart:domain table:cell-range-address="Henon_box_dimension_2.E22:Henon_box_dimension_2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_2.E22:Henon_box_dimension_2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_2.F22:Henon_box_dimension_2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1538329581354">
                <text:p>9.81538329581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0464419480073">
                <text:p>11.0464419480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2237000759863">
                <text:p>12.2237000759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.4277056814528">
                <text:p>13.4277056814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530589222951">
                <text:p>14.530589222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.4065372016581">
                <text:p>15.40653720165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.9788668379154">
                <text:p>15.9788668379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2989038467449">
                <text:p>16.2989038467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.4661561414511">
                <text:p>16.4661561414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.5459599254392">
                <text:p>16.5459599254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.5812300099669">
                <text:p>16.58123000996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5:Henon_box_dimension_2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5:Henon_box_dimension_2.F29" chart:class="chart:scatter">
            <chart:domain table:cell-range-address="Henon_box_dimension_2.E25:Henon_box_dimension_2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25:Henon_box_dimension_2.E29</svg:desc>
                </draw:g>
              </table:table-cell>
              <table:table-cell office:value-type="float" office:value="7.32192809488736">
                <text:p>7.32192809488736</text:p>
                <draw:g>
                  <svg:desc>Henon_box_dimension_2.F25:Henon_box_dimension_2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9245703726808">
                <text:p>8.5924570372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81538329581354">
                <text:p>9.81538329581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0464419480073">
                <text:p>11.0464419480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2237000759863">
                <text:p>12.22370007598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